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26-2014</text:p>
      <text:p text:style-name="P44"><text:span text:style-name="T5">Maturín, </text:span><text:span text:style-name="Fuente_20_de_20_párrafo_20_predeter."><text:span text:style-name="T3">13</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Junio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27-2014</text:span><text:span text:style-name="T14"> </text:span><text:span text:style-name="T8">DE FECHA 09-06-2014</text:span></text:p>
      <text:p text:style-name="P36"/>
      <text:p text:style-name="P29"><text:span text:style-name="T8">OBJETO: </text:span><text:span text:style-name="T9">Contratación de Servicio de Festejo para actividades varias de éste  Órgano Contralor.</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AGENCIA DE FESTEJOS MARYFANY,C.A<text:line-break/>- Oferta "B": BANQUETES Y FESTINES TIFFANY, C.A.<text:line-break/>- Oferta "C": SERVICIOS IMPECA Y.V,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40</text:p>
          </table:table-cell>
          <table:table-cell table:style-name="Tabla4.A2" office:value-type="string">
            <text:p text:style-name="P40">10</text:p>
          </table:table-cell>
          <table:table-cell table:style-name="Tabla4.A2" office:value-type="string">
            <text:p text:style-name="P39">0</text:p>
          </table:table-cell>
          <table:table-cell table:style-name="Tabla4.E2" office:value-type="string">
            <text:p text:style-name="P43"><text:span text:style-name="T12">50</text:span><text:span text:style-name="T12"/></text:p>
          </table:table-cell>
        </table:table-row>
        <table:table-row>
          <table:table-cell table:style-name="Tabla4.A2" office:value-type="string">
            <text:p text:style-name="P41">Oferta "B"</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C"</text:p>
          </table:table-cell>
          <table:table-cell table:style-name="Tabla4.A2" office:value-type="string">
            <text:p text:style-name="P39">3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3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AGENCIA DE FESTEJOS MARYFANY,C.A</text:span></text:p>
          </table:table-cell>
          <table:table-cell table:style-name="Tabla3.A3" office:value-type="string">
            <text:p text:style-name="P49">Oferta mas Economica<text:line-break/><text:line-break/>Monto oferta "A"</text:p>
          </table:table-cell>
          <table:table-cell table:style-name="Tabla3.A3" office:value-type="string">
            <text:p text:style-name="P49">23.788,80<text:line-break/><text:line-break/><text:line-break/>23.788,80</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A3" office:value-type="string">
            <text:p text:style-name="P5"><text:span text:style-name="T11"/><text:span text:style-name="T13">"B": BANQUETES Y FESTINES TIFFANY, C.A.</text:span></text:p>
          </table:table-cell>
          <table:table-cell table:style-name="Tabla3.A3" office:value-type="string">
            <text:p text:style-name="P49">Oferta mas Economica<text:line-break/><text:line-break/>Monto oferta "B"</text:p>
          </table:table-cell>
          <table:table-cell table:style-name="Tabla3.A3" office:value-type="string">
            <text:p text:style-name="P49">23.788,8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SERVICIOS IMPECA Y.V,C.A</text:span></text:p>
          </table:table-cell>
          <table:table-cell table:style-name="Tabla3.A3" office:value-type="string">
            <text:p text:style-name="P49">Oferta mas Economica<text:line-break/><text:line-break/>Monto oferta "C"</text:p>
          </table:table-cell>
          <table:table-cell table:style-name="Tabla3.A3" office:value-type="string">
            <text:p text:style-name="P49">23.788,80<text:line-break/><text:line-break/><text:line-break/>41.462,40</text:p>
          </table:table-cell>
          <table:table-cell table:style-name="Tabla3.A3" office:value-type="string">
            <text:p text:style-name="P49">0,57</text:p>
          </table:table-cell>
          <table:table-cell table:style-name="Tabla3.A3" office:value-type="string">
            <text:p text:style-name="P50">40</text:p>
          </table:table-cell>
          <table:table-cell table:style-name="Tabla3.F3" office:value-type="string">
            <text:p text:style-name="P4">22,95</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AGENCIA DE FESTEJOS MARYFANY,C.A</text:p>
          </table:table-cell>
          <table:table-cell table:style-name="Tabla1.A2" office:value-type="string">
            <text:p text:style-name="P42">50</text:p>
          </table:table-cell>
          <table:table-cell table:style-name="Tabla1.A2" office:value-type="string">
            <text:p text:style-name="P42">40,00</text:p>
          </table:table-cell>
          <table:table-cell table:style-name="Tabla1.A1" office:value-type="string">
            <text:p text:style-name="P3">90,00</text:p>
          </table:table-cell>
        </table:table-row>
        <table:table-row table:style-name="Tabla1.4">
          <table:table-cell table:style-name="Tabla1.A2" office:value-type="string">
            <text:p text:style-name="P2">"B"</text:p>
          </table:table-cell>
          <table:table-cell table:style-name="Tabla1.A2" office:value-type="string">
            <text:p text:style-name="P42">BANQUETES Y FESTINES TIFFANY, 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C"</text:p>
          </table:table-cell>
          <table:table-cell table:style-name="Tabla1.A2" office:value-type="string">
            <text:p text:style-name="P42">SERVICIOS IMPECA Y.V,C.A</text:p>
          </table:table-cell>
          <table:table-cell table:style-name="Tabla1.A2" office:value-type="string">
            <text:p text:style-name="P42">30</text:p>
          </table:table-cell>
          <table:table-cell table:style-name="Tabla1.A2" office:value-type="string">
            <text:p text:style-name="P42">22,95</text:p>
          </table:table-cell>
          <table:table-cell table:style-name="Tabla1.A1" office:value-type="string">
            <text:p text:style-name="P3">52,95</text:p>
          </table:table-cell>
        </table:table-row>
      </table:table>
      <text:p text:style-name="P35">* 0=No Presento</text:p>
      <text:p text:style-name="P12"/>
      <text:p text:style-name="P12"/>
      <text:p text:style-name="P12">CONCLUSIÓN:</text:p>
      <text:p text:style-name="P12"/>
      <text:p text:style-name="P14">a Dirección de Administración y Presupuesto (Unidad Contratante) invitó a participar a las empresas, SERVICIOS IMPECA Y.V, C.A, FESTEJOS BANQUETES Y FESTINES TIFFANY,C.A y AGENCIA DE FESTEJOS MARIFANY, C.A para el Procedimiento Nº CEM-PC-02-01-0027-2014, realizado bajo la modalidad de Consulta de Precio, para Contratación de Servicio de Festejo para actividades varias de éste  Órgano Contralor. quienes cuentan con experiencia en todo lo relacionado con el ramo, de las cuales solo SERVICIOS IMPECA Y.V, C.A, FESTEJOS BANQUETES Y FESTINES TIFFANY,C.A presentaron ofertas, de igual manera se efectuó la revisión y análisis de la documentación contenida en el expediente administrativo, a la luz de la normativa legal vigente, esta Dirección concluye que en el caso bajo análisis, que de las empresas oferentes, GENCIA DE FESTEJOS MARIFANY, C.A es quien cumple con las especificaciones técnicas establecidas en las invitaciones, ofertando todos los reglones requeridos a menor costo, ofreciendo además calidad de servicio y tiempo de respuesta.</text:p>
      <text:p text:style-name="P32"/>
      <text:p text:style-name="P27"/>
      <text:p text:style-name="P12">RECOMENDACIÓN:</text:p>
      <text:p text:style-name="P17">En atención al estudio y análisis realizado a las ofertas presentadas, y que existe disponibilidad presupuestaria y financiera, ésta Unidad Contratante determinó que la empresa GENCIA DE FESTEJOS MARIFANY, C.A califica como ganadora en el presente procedimiento de selección de contratistas, por ajustarse al requerimiento según las especificaciones preestablecidas, contando además con servicio en todo lo relacionado con con el ramo de la cerrajería, aspectos que nos permiten realizar la siguiente recomendación. <text:line-break/><text:line-break/>Se recomienda de conformidad con lo previsto en el artículo 85 de la Ley de Contrataciones Públicas; publicada en Gaceta Oficial de la República Bolivariana de Venezuela Nº 39.503 de fecha 06/09/2010, OTORGAR la adjudicación para el procedimiento Nº CEM-PC-02-01-0027-2014 realizado bajo la modalidad de Consulta de Precio, para Contratación de Servicio de Festejo para actividades varias de éste  Órgano Contralor. a la empresa la empresa GENCIA DE FESTEJOS MARIFANY, C.A Rif J-30635341-0. Por un monto de BOLÍVARES VEINTITRES MIL SETECIENTOS OCHENTA Y CON OCHO CON OCHENTA CÉNTIMOS (Bs 23.788,80), incluye IVA, para los siguientes</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